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9ecf4"/>
    </style:style>
    <style:style style:name="P2" style:family="paragraph" style:parent-style-name="Standard">
      <style:text-properties fo:font-size="12pt" officeooo:paragraph-rsid="0019ecf4" style:font-size-asian="12pt" style:font-size-complex="12pt"/>
    </style:style>
    <style:style style:name="P3" style:family="paragraph" style:parent-style-name="Standard">
      <style:paragraph-properties fo:line-height="150%" fo:text-align="justify" style:justify-single-word="false"/>
      <style:text-properties fo:font-size="12pt" officeooo:paragraph-rsid="0019ecf4" style:font-size-asian="12pt" style:font-size-complex="12pt"/>
    </style:style>
    <style:style style:name="P4" style:family="paragraph" style:parent-style-name="Standard">
      <style:paragraph-properties fo:margin-top="0.176cm" fo:margin-bottom="0.176cm" style:contextual-spacing="false" fo:line-height="150%" fo:text-align="end" style:justify-single-word="false"/>
      <style:text-properties officeooo:rsid="0019ecf4" officeooo:paragraph-rsid="0019ecf4"/>
    </style:style>
    <style:style style:name="P5" style:family="paragraph" style:parent-style-name="Standard">
      <style:paragraph-properties fo:margin-top="0.176cm" fo:margin-bottom="0.176cm" style:contextual-spacing="false" fo:line-height="150%" fo:text-align="start" style:justify-single-word="false"/>
      <style:text-properties officeooo:rsid="0019ecf4" officeooo:paragraph-rsid="0019ecf4"/>
    </style:style>
    <style:style style:name="P6" style:family="paragraph" style:parent-style-name="Standard">
      <style:paragraph-properties fo:margin-top="0.176cm" fo:margin-bottom="0.176cm" style:contextual-spacing="false" fo:line-height="150%" fo:text-align="start" style:justify-single-word="false"/>
      <style:text-properties officeooo:rsid="0019ecf4" officeooo:paragraph-rsid="001bad1f"/>
    </style:style>
    <style:style style:name="P7" style:family="paragraph" style:parent-style-name="Standard">
      <style:paragraph-properties fo:margin-top="0.176cm" fo:margin-bottom="0.176cm" style:contextual-spacing="false" fo:line-height="150%" fo:text-align="start" style:justify-single-word="false"/>
      <style:text-properties officeooo:rsid="001bad1f" officeooo:paragraph-rsid="001bad1f"/>
    </style:style>
    <style:style style:name="P8" style:family="paragraph" style:parent-style-name="Standard">
      <style:paragraph-properties fo:text-align="center" style:justify-single-word="false"/>
      <style:text-properties fo:font-size="15pt" officeooo:rsid="001bad1f" officeooo:paragraph-rsid="001bad1f" style:font-size-asian="15pt" style:font-size-complex="15pt"/>
    </style:style>
    <style:style style:name="P9" style:family="paragraph" style:parent-style-name="Standard">
      <style:paragraph-properties fo:text-align="center" style:justify-single-word="false"/>
      <style:text-properties fo:font-size="15pt" officeooo:paragraph-rsid="0019ecf4" style:font-size-asian="15pt" style:font-size-complex="15pt"/>
    </style:style>
    <style:style style:name="T1" style:family="text">
      <style:text-properties officeooo:rsid="0019ecf4"/>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weight="bold" style:font-weight-asian="bold" style:font-weight-complex="bold"/>
    </style:style>
    <style:style style:name="T5" style:family="text">
      <style:text-properties fo:font-weight="bold" officeooo:rsid="0019ecf4"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officeooo:rsid="001bad1f" style:font-style-asian="normal" style:font-style-complex="normal"/>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5">Q</text:span><text:span text:style-name="T4">u’est-ce qui définit une œuvre d’art ?</text:span></text:p>
      <text:p text:style-name="P9"><text:span text:style-name="T1">la critique nietzschéenne du génie</text:span></text:p>
      <text:p text:style-name="P1"/>
      <text:p text:style-name="P2"/>
      <text:p text:style-name="P3"><text:tab/>L'activité du génie ne paraît pas le moins du monde quelque chose de foncièrement différent de l'activité de l'inventeur en mécanique, du savant astronome ou historien, du maître en tactique. Toutes ces activités s'expliquent si l'on se représente des hommes dont la pensée est active dans une direction unique, qui utilisent tout comme matière première, qui ne cessent d'observer diligemment leur vie intérieure et celle d'autrui, qui ne se lassent pas de combiner leurs moyens. Le génie ne fait rien que d'apprendre d'abord à poser des pierres, ensuite à bâtir, que de chercher toujours des matériaux et de travailler toujours à y mettre la forme. Toute activité de l'homme est compliquée à miracles, non pas seulement celle du génie, mais aucune n'est un "miracle".</text:p>
      <text:p text:style-name="P3"/>
      <text:p text:style-name="P3"><text:tab/>D'où vient donc cette croyance qu'il n'y a de génie de chez l'artiste, l'orateur et le philosophe ? Qu’eux seuls ont une « intuition » ? Les hommes ne parlent intentionnellement de génie que là où les effets de la grande intelligence leur sont le plus agréables et où ils ne veulent pas d'autre part éprouver d'envie. Nommer quelqu'un « divin », c'est dire "ici nous n'avons pas à rivaliser". En outre, tout ce qui est fini, parfait, excite l'étonnement, tout ce qui est en train de se faire est déprécié. Or, personne ne peut voir dans l'œuvre de l'artiste comment elle s'est faite ; c'est son avantage, car partout où l'on peut assister à la formation, on est un peu refroidi...</text:p>
      <text:p text:style-name="P4"><text:span text:style-name="T2">NIETZSCHE, <text:line-break/></text:span><text:span text:style-name="T3">Humain, trop humain</text:span><text:span text:style-name="T2">, I, Chap. IV, aph. 162.</text:span></text:p>
      <text:p text:style-name="P5"/>
      <text:p text:style-name="P6">1. <text:span text:style-name="T7">D’après Nietzsche, les génies existent-ils ? Quelle est la forme de génie qui n’existe pas ?</text:span></text:p>
      <text:p text:style-name="P7"><text:span text:style-name="T7">2. </text:span><text:span text:style-name="T6">Expliquez ce en quoi consiste réellement le génie d’après Nietzsche.</text:span></text:p>
      <text:p text:style-name="P7"><text:span text:style-name="T6">3</text:span><text:span text:style-name="T7">. </text:span><text:span text:style-name="T6">Pourquoi voulons-nous croire au génie de l’artiste, de l’orateur et du philosophe ? Il y a deux raisons principales à cela.</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5-13T08:57:34.193000000</meta:creation-date>
    <dc:date>2023-05-09T22:05:37.186000000</dc:date>
    <meta:editing-duration>PT11M39S</meta:editing-duration>
    <meta:editing-cycles>2</meta:editing-cycles>
    <meta:generator>LibreOffice/7.2.5.2$Windows_X86_64 LibreOffice_project/499f9727c189e6ef3471021d6132d4c694f357e5</meta:generator>
    <meta:document-statistic meta:table-count="0" meta:image-count="0" meta:object-count="0" meta:page-count="1" meta:paragraph-count="8" meta:word-count="317" meta:character-count="1870" meta:non-whitespace-character-count="1558"/>
  </office:meta>
</office:document-meta>
</file>